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9cm" draw:marker-end-width="0.279cm" draw:stroke-linejoin="none" draw:fill="none" draw:fill-color="#ffffff" fo:min-height="1.973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none" draw:fill-color="#ffffff" fo:min-height="1.973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dash" draw:stroke-dash="Long_20_Dash" svg:stroke-width="0.053cm" svg:stroke-color="#000000" draw:marker-start-width="0.279cm" draw:marker-end-width="0.279cm" svg:stroke-linecap="butt" draw:fill="none" draw:fill-color="#ffffff" fo:min-height="1.972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5" style:family="graphic" style:parent-style-name="objectwithoutfill">
      <style:graphic-properties svg:stroke-width="0.106cm" draw:marker-start="Arrow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solid" svg:stroke-width="0.053cm" svg:stroke-color="#000000" draw:marker-start-width="0.28cm" draw:marker-end-width="0.28cm" draw:fill="none" draw:fill-color="#ffffff" fo:min-height="2.592cm" fo:padding-top="0.152cm" fo:padding-bottom="0.152cm" fo:padding-left="0.277cm" fo:padding-right="0.277cm"/>
      <style:paragraph-properties style:writing-mode="lr-tb"/>
    </style:style>
    <style:style style:name="gr7" style:family="graphic" style:parent-style-name="objectwithoutfill">
      <style:graphic-properties svg:stroke-width="0.028cm" svg:stroke-color="#ff4000" draw:marker-start="" draw:marker-start-width="0.241cm" draw:marker-end="Arrow" draw:marker-end-width="0.341cm" draw:fill="none" draw:textarea-vertical-align="middle" fo:padding-top="0.138cm" fo:padding-bottom="0.138cm" fo:padding-left="0.263cm" fo:padding-right="0.263cm"/>
      <style:paragraph-properties style:writing-mode="lr-tb"/>
    </style:style>
    <style:style style:name="gr8" style:family="graphic" style:parent-style-name="standard">
      <style:graphic-properties draw:stroke="solid" svg:stroke-width="0.053cm" svg:stroke-color="#000000" draw:marker-start-width="0.28cm" draw:marker-end-width="0.28cm" draw:fill="none" draw:fill-color="#ffffff" fo:min-height="2.555cm" fo:padding-top="0.152cm" fo:padding-bottom="0.152cm" fo:padding-left="0.277cm" fo:padding-right="0.277cm"/>
      <style:paragraph-properties style:writing-mode="lr-tb"/>
    </style:style>
    <style:style style:name="gr9" style:family="graphic" style:parent-style-name="standard">
      <style:graphic-properties draw:stroke="solid" svg:stroke-width="0.053cm" svg:stroke-color="#000000" draw:marker-start-width="0.28cm" draw:marker-end-width="0.28cm" draw:fill="none" draw:fill-color="#ffffff" fo:min-height="1.973cm" fo:padding-top="0.152cm" fo:padding-bottom="0.152cm" fo:padding-left="0.277cm" fo:padding-right="0.277cm"/>
      <style:paragraph-properties style:writing-mode="lr-tb"/>
    </style:style>
    <style:style style:name="gr10" style:family="graphic" style:parent-style-name="objectwithoutfill">
      <style:graphic-properties svg:stroke-color="#00a933" draw:marker-end="Arrow" draw:fill="none" draw:textarea-vertical-align="middle"/>
    </style:style>
    <style:style style:name="P1" style:family="paragraph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>
      <loext:graphic-properties draw:fill="none" draw:fill-color="#ffffff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9" style:family="text">
      <style:text-properties fo:font-size="11pt" style:text-underline-style="none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3" draw:id="id3" draw:layer="layout" svg:width="6.032cm" svg:height="2.273cm" svg:x="12.995cm" svg:y="7.252cm">
          <draw:text-box>
            <text:p text:style-name="P1"><text:span text:style-name="T1">Coyote:</text:span></text:p>
          </draw:text-box>
        </draw:frame>
        <draw:frame draw:style-name="gr2" draw:text-style-name="P2" xml:id="id4" draw:id="id4" draw:layer="layout" svg:width="6.032cm" svg:height="2.275cm" svg:x="9.293cm" svg:y="12.47cm">
          <draw:text-box>
            <text:p text:style-name="P1"><text:span text:style-name="T1">Coy-1:</text:span></text:p>
          </draw:text-box>
        </draw:frame>
        <draw:frame draw:style-name="gr3" draw:text-style-name="P4" xml:id="id2" draw:id="id2" draw:layer="layout" svg:width="5.398cm" svg:height="2.274cm" svg:x="20.841cm" svg:y="2.594cm">
          <draw:text-box>
            <text:p text:style-name="P3"><text:span text:style-name="T2">Orgbase – Singleton:</text:span></text:p>
            <text:p text:style-name="P3"><text:span text:style-name="T3"/></text:p>
          </draw:text-box>
        </draw:frame>
        <draw:connector draw:style-name="gr4" draw:text-style-name="P5" draw:layer="layout" draw:type="line" svg:x1="19.041cm" svg:y1="3.732cm" svg:x2="20.841cm" svg:y2="3.731cm" draw:start-shape="id1" draw:start-glue-point="1" draw:end-shape="id2" draw:end-glue-point="3" svg:d="M19041 3732l1800-1" svg:viewBox="0 0 1801 2">
          <text:p/>
        </draw:connector>
        <draw:connector draw:style-name="gr5" draw:text-style-name="P5" draw:layer="layout" draw:type="line" svg:x1="16.011cm" svg:y1="7.252cm" svg:x2="16.025cm" svg:y2="4.871cm" draw:start-shape="id3" draw:start-glue-point="0" draw:end-shape="id1" draw:end-glue-point="2" svg:d="M16011 7252l14-2381" svg:viewBox="0 0 15 2382">
          <text:p/>
        </draw:connector>
        <draw:connector draw:style-name="gr5" draw:text-style-name="P5" draw:layer="layout" draw:type="line" svg:x1="12.309cm" svg:y1="12.47cm" svg:x2="16.011cm" svg:y2="9.525cm" draw:start-shape="id4" draw:start-glue-point="0" draw:end-shape="id3" draw:end-glue-point="2" svg:d="M12309 12470l3702-2945" svg:viewBox="0 0 3703 2946">
          <text:p/>
        </draw:connector>
        <draw:frame draw:style-name="gr3" draw:text-style-name="P4" xml:id="id6" draw:id="id6" draw:layer="layout" svg:width="5.398cm" svg:height="3.061cm" svg:x="20.856cm" svg:y="6.843cm">
          <draw:text-box>
            <text:p text:style-name="P3"><text:span text:style-name="T2">Coyote - Singleton:</text:span></text:p>
            <text:list text:style-name="L1">
              <text:list-item>
                <text:p text:style-name="P3"><text:span text:style-name="T2">@enctr_sizes_hash</text:span></text:p>
                <text:p text:style-name="P3"><text:span text:style-name="T2"/></text:p>
              </text:list-item>
            </text:list>
            <text:list text:style-name="L2">
              <text:list-item>
                <text:p text:style-name="P6"><text:span text:style-name="T4">enctr_sizes_hash</text:span></text:p>
              </text:list-item>
              <text:list-item>
                <text:p text:style-name="P6"><text:span text:style-name="T4">enctr_sizes_hash=</text:span></text:p>
              </text:list-item>
              <text:list-item>
                <text:p text:style-name="P6"><text:span text:style-name="T4">enctr_hash =&gt; Hash.new</text:span></text:p>
              </text:list-item>
            </text:list>
            <text:p text:style-name="P3"><text:span text:style-name="T5"/></text:p>
          </draw:text-box>
        </draw:frame>
        <draw:frame draw:style-name="gr6" draw:text-style-name="P2" xml:id="id5" draw:id="id5" draw:layer="layout" svg:width="9.525cm" svg:height="2.896cm" svg:x="1.587cm" svg:y="6.926cm">
          <draw:text-box>
            <text:p text:style-name="P1"><text:span text:style-name="T1">module CoyoteParms:</text:span></text:p>
            <text:list text:style-name="L3">
              <text:list-item>
                <text:p text:style-name="P1"><text:span text:style-name="T6"><text:s text:c="2"/></text:span><text:span text:style-name="T6">class &lt;&lt; self</text:span><text:span text:style-name="T6"><text:line-break/></text:span><text:span text:style-name="T6"> <text:s text:c="3"/>def extended(base)</text:span><text:span text:style-name="T6"><text:line-break/></text:span><text:span text:style-name="T6"> <text:s text:c="5"/>base.enctr_sizes_hash = base.enctr_hash</text:span><text:span text:style-name="T6"><text:line-break/></text:span><text:span text:style-name="T6"> <text:s text:c="3"/>end</text:span><text:span text:style-name="T6"><text:line-break/></text:span><text:span text:style-name="T6"> <text:s/>end</text:span></text:p>
              </text:list-item>
            </text:list>
          </draw:text-box>
        </draw:frame>
        <draw:connector draw:style-name="gr7" draw:text-style-name="P5" draw:layer="layout" draw:type="line" svg:x1="11.112cm" svg:y1="8.374cm" svg:x2="12.995cm" svg:y2="8.388cm" draw:start-shape="id5" draw:start-glue-point="1" draw:end-shape="id3" draw:end-glue-point="3" svg:d="M11112 8374l1883 14" svg:viewBox="0 0 1884 15">
          <text:p text:style-name="P7"><text:span text:style-name="T7">extend</text:span><text:line-break/></text:p>
        </draw:connector>
        <draw:connector draw:style-name="gr4" draw:text-style-name="P5" draw:layer="layout" draw:type="line" svg:x1="19.027cm" svg:y1="8.388cm" svg:x2="20.856cm" svg:y2="8.373cm" draw:start-shape="id3" draw:start-glue-point="1" draw:end-shape="id6" draw:end-glue-point="3" svg:d="M19027 8388l1829-15" svg:viewBox="0 0 1830 16">
          <text:p/>
        </draw:connector>
        <draw:frame draw:style-name="gr8" draw:text-style-name="P2" draw:layer="layout" svg:width="9.842cm" svg:height="2.859cm" svg:x="16.905cm" svg:y="12.652cm">
          <draw:text-box>
            <text:p text:style-name="P1"><text:span text:style-name="T1">consumer:</text:span></text:p>
            <text:list text:style-name="L2">
              <text:list-item>
                <text:p text:style-name="P8"><text:span text:style-name="T8">def enctrs_count(Coyote, ratios)</text:span><text:span text:style-name="T8"><text:line-break/></text:span><text:span text:style-name="T8"> <text:s text:c="2"/>hunter_prey_ratio = ratios[Coyote]</text:span><text:span text:style-name="T8"><text:line-break/></text:span><text:span text:style-name="T8"> <text:s text:c="2"/></text:span><text:span text:style-name="T9">Coyote.enctr_sizes_hash</text:span><text:span text:style-name="T8">[hunter_prey_ratio]</text:span><text:span text:style-name="T8"><text:line-break/></text:span><text:span text:style-name="T8">end</text:span></text:p>
              </text:list-item>
            </text:list>
          </draw:text-box>
        </draw:frame>
        <draw:frame draw:style-name="gr9" draw:text-style-name="P2" xml:id="id1" draw:id="id1" draw:layer="layout" svg:width="6.032cm" svg:height="2.277cm" svg:x="13.009cm" svg:y="2.594cm">
          <draw:text-box>
            <text:p text:style-name="P1"><text:span text:style-name="T1">Orgbase:</text:span></text:p>
            <text:list text:style-name="L3">
              <text:list-item>
                <text:p text:style-name="P1"><text:span text:style-name="T6">Logistic fn</text:span></text:p>
              </text:list-item>
            </text:list>
          </draw:text-box>
        </draw:frame>
        <draw:connector draw:style-name="gr5" draw:text-style-name="P5" draw:layer="layout" draw:type="line" svg:x1="23.555cm" svg:y1="6.843cm" svg:x2="23.54cm" svg:y2="4.868cm" draw:start-shape="id6" draw:start-glue-point="0" draw:end-shape="id2" draw:end-glue-point="2" svg:d="M23555 6843l-15-1975" svg:viewBox="0 0 16 1976">
          <text:p/>
        </draw:connector>
        <draw:path draw:style-name="gr10" draw:text-style-name="P5" draw:layer="layout" svg:width="5.829cm" svg:height="3.423cm" draw:transform="skewX (-9.33148421477202E-017) rotate (2.24292262173791) translate (21.085cm 14.075cm)" svg:viewBox="0 0 5830 3424" svg:d="M0 0c387 66 784 94 1172 61 462-40 866 65 1359 0 375-48 743 2 1112 49 385 49 772 126 1159 120 326-5 659 72 887 288 269 255 95 657-49 937-164 317-530 395-739 667-271 352-554 696-832 1045l-170 214-34 43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826 1131 754" svg:d="M566 826l-566 754 114-85 136-68 148-46 161-17 161 13 153 46 140 68 118 89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5T09:51:00.905954515</meta:creation-date>
    <dc:date>2022-09-26T07:29:54.256068872</dc:date>
    <meta:editing-duration>PT11H48M19S</meta:editing-duration>
    <meta:editing-cycles>1</meta:editing-cycles>
    <meta:document-statistic meta:object-count="14"/>
    <meta:generator>LibreOffice/7.3.5.2$Linux_X86_64 LibreOffice_project/30$Build-2</meta:generator>
  </office:meta>
</office:document-meta>
</file>